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office:font-face-decls>
  <office:automatic-styles>
    <style:style style:name="P1" style:family="paragraph" style:parent-style-name="Text_20_body">
      <style:paragraph-properties fo:text-align="justify" style:justify-single-word="false"/>
      <style:text-properties style:font-name="Open Sans" officeooo:rsid="0018a5f7" officeooo:paragraph-rsid="0018a5f7"/>
    </style:style>
    <style:style style:name="P2" style:family="paragraph" style:parent-style-name="Text_20_body">
      <style:paragraph-properties fo:text-align="justify" style:justify-single-word="false"/>
      <style:text-properties style:font-name="Open Sans" officeooo:rsid="0016ae99" officeooo:paragraph-rsid="0016ae99"/>
    </style:style>
    <style:style style:name="P3" style:family="paragraph" style:parent-style-name="Title">
      <style:text-properties style:font-name="Open Sans" officeooo:rsid="0016ae99" officeooo:paragraph-rsid="0016ae99"/>
    </style:style>
    <style:style style:name="P4" style:family="paragraph" style:parent-style-name="Text_20_body">
      <style:paragraph-properties fo:text-align="justify" style:justify-single-word="false"/>
      <style:text-properties style:font-name="Open Sans" officeooo:rsid="0018026c" officeooo:paragraph-rsid="0018026c"/>
    </style:style>
    <style:style style:name="P5" style:family="paragraph" style:parent-style-name="Text_20_body">
      <style:paragraph-properties fo:text-align="justify" style:justify-single-word="false"/>
      <style:text-properties style:font-name="Open Sans" officeooo:rsid="001a0ddb" officeooo:paragraph-rsid="001a0ddb"/>
    </style:style>
    <style:style style:name="P6" style:family="paragraph" style:parent-style-name="Heading_20_2">
      <style:text-properties style:font-name="Open Sans"/>
    </style:style>
    <style:style style:name="P7" style:family="paragraph" style:parent-style-name="Heading_20_3">
      <style:text-properties style:font-name="Open Sans" officeooo:rsid="0018a5f7" officeooo:paragraph-rsid="0018a5f7"/>
    </style:style>
    <style:style style:name="P8" style:family="paragraph" style:parent-style-name="Text_20_body">
      <style:paragraph-properties fo:text-align="justify" style:justify-single-word="false"/>
      <style:text-properties style:font-name="Open Sans" officeooo:rsid="001bc922" officeooo:paragraph-rsid="001bc922"/>
    </style:style>
    <style:style style:name="P9" style:family="paragraph" style:parent-style-name="Text_20_body">
      <style:paragraph-properties fo:text-align="justify" style:justify-single-word="false"/>
      <style:text-properties style:font-name="Open Sans" officeooo:rsid="00202621" officeooo:paragraph-rsid="00202621"/>
    </style:style>
    <style:style style:name="T1" style:family="text">
      <style:text-properties officeooo:rsid="0018a5f7"/>
    </style:style>
    <style:style style:name="T2" style:family="text">
      <style:text-properties officeooo:rsid="001f2ded"/>
    </style:style>
    <style:style style:name="T3" style:family="text">
      <style:text-properties officeooo:rsid="002026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eurodi</text:p>
      <text:p text:style-name="P2">Abstrakt: Es soll ein Simpler, open source, nutzerfreundlicher und besonders belohnender organizer sein in dem man verschiedene „Tasks“ hinzufügen kann, die man über den Tag verteilt abarbeitet. Es wird in verschiedene Wichtigkeiten unterteilt wie z.B. „base-Tasks“, welche Sachen abdecken sollten wie Zähne putzen oder 3 mal am Tag zu essen oder „work-Tasks“, welche Arbeitsaufgaben abdecken. Der/Die Nutzer:in sollte volle Freiheit sowohl über UI als auch ihre eigenen Tasks und deren Wichtigkeiten haben. Allerdings möchte ich verschiedene UI Designs vorinstalliert bzw. zur Auswahl bereit haben. Das innovative an diesem Organizer ist, dass man für jede Task „Erfahrungspunkte“ bekommt und sein Level erhöhen kann. Das macht es besonders für Neurodivergente Personen einfacher, da sie zum einen eine Liste haben mit Sachen die sie abarbeiten müssen für den Tag und zum anderen immer eine kleine Belohnung am ende einer Aufgabe bekommen.</text:p>
      <text:h text:style-name="P6" text:outline-level="2">Einleitung</text:h>
      <text:p text:style-name="P4">Das Ziel sollte sein sowohl Neurotypischen Menschen, als auch Neurodiversen Menschen im Alltag zu helfen und ihnen auf eine Spaßige, belohnende und vor allem Individuelle Art und weise die Hürde aufgaben anzufangen und zu beenden niedriger <text:span text:style-name="T2">zu</text:span> setzen. Es ist anfangs als Desktop und <text:span text:style-name="T2">Mobile</text:span> App gedacht, später denke ich allerdings an ein Embedded system und eine <text:span text:style-name="T2">Web</text:span> lösung.</text:p>
      <text:h text:style-name="P6" text:outline-level="2">Projektplanung</text:h>
      <text:h text:style-name="P7" text:outline-level="3">Analyse</text:h>
      <text:p text:style-name="P4">Das Projekt wird Open Source und unter der GNU GPL-3.0 Lizenz auf Github hochgeladen. Es soll allerdings die Möglichkeit bestehen spenden zu sammeln und später das Embedded System zusammengebaut <text:span text:style-name="T2">und/</text:span>oder in einzelteilen zu verkaufen <text:span text:style-name="T2">ggf. Mit zusammenbau Anleitung</text:span>.</text:p>
      <text:p text:style-name="P4">Da ich ein besonderes Interesse an FPGAs habe und den umgang mit diesen lernen möchte und mich auch PCB design anspricht werde ich für das embeded system genau diese zwei kombinieren (Das plane ich allerdings erst <text:span text:style-name="T2">genau</text:span>, wenn die App schon fertig ist und ich zufrieden damit bin).</text:p>
      <text:p text:style-name="P4">Das Projekt wird anfangs nur Zeit kosten (Ich gehe von 4-8 Wochen aus). Später <text:span text:style-name="T1">(wenn es auch eine Web-app gibt) werden Server kosten anfallen, die aus eigener Tasche und mithilfe von Spenden geldern Finanziert werden. Außerdem werden </text:span><text:soft-page-break/><text:span text:style-name="T1">Materialkosten anfallen, wenn das Embedded system umgesetzt wird, welche sich allerdings mit dem Verkauf dieser wieder decken sollen.</text:span></text:p>
      <text:h text:style-name="P7" text:outline-level="3">Entwurf</text:h>
      <text:p text:style-name="P1">Die App sollte auf möglichst jedem Modernem Endgerät laufen, wesswegen ich auf das cross platform development framework Qt setze. Ich habe bereits kenntnisse in C/C++ (auf welchem Qt aufbaut) und es ist mit Qt möglich sowohl Desktop Apps für Windows, Linux und Mac zu schreiben, als auch für Mobile Geräte wie iOS und Android. Zudem ist Qt auch open source, was perfekt passt um open source apps zu schreiben.</text:p>
      <text:p text:style-name="P5">Anbei schicke ich einen ersten GUI entwurf, ein Datenmodell und Architekturdesign<text:span text:style-name="T3">*</text:span>.</text:p>
      <text:p text:style-name="P8">Das ERM wurde mit Lucidchart erstellt; <text:span text:style-name="T2">der GUI entwurf wurde mit Krita erstellt.</text:span></text:p>
      <text:p text:style-name="P9">*An dem Arbeite ich no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1:19:06.756315889</meta:creation-date>
    <dc:date>2025-01-13T15:49:32.127976356</dc:date>
    <meta:editing-duration>PT52M16S</meta:editing-duration>
    <meta:editing-cycles>5</meta:editing-cycles>
    <meta:generator>LibreOffice/24.2.7.2$Linux_X86_64 LibreOffice_project/420$Build-2</meta:generator>
    <meta:document-statistic meta:table-count="0" meta:image-count="0" meta:object-count="0" meta:page-count="2" meta:paragraph-count="14" meta:word-count="441" meta:character-count="2865" meta:non-whitespace-character-count="2438"/>
  </office:meta>
</office:document-meta>
</file>